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A73B5BE2265E150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officeooo:rsid="000f0a87" officeooo:paragraph-rsid="000f0a87"/>
    </style:style>
    <style:style style:name="P2" style:family="paragraph" style:parent-style-name="Standard">
      <style:paragraph-properties fo:line-height="200%" fo:text-align="end" style:justify-single-word="false" fo:break-before="page"/>
      <style:text-properties officeooo:rsid="000f0a87" officeooo:paragraph-rsid="000f0a87"/>
    </style:style>
    <style:style style:name="P3" style:family="paragraph" style:parent-style-name="Standard">
      <style:paragraph-properties fo:line-height="200%" fo:text-align="center" style:justify-single-word="false"/>
      <style:text-properties fo:font-size="20pt" fo:font-weight="bold" officeooo:rsid="001edf7f" officeooo:paragraph-rsid="001edf7f" style:font-weight-asian="bold" style:font-weight-complex="bold"/>
    </style:style>
    <style:style style:name="P4" style:family="paragraph" style:parent-style-name="Standard">
      <style:paragraph-properties fo:line-height="200%" fo:text-align="end" style:justify-single-word="false"/>
      <style:text-properties fo:font-size="14pt" officeooo:paragraph-rsid="000f0a87"/>
    </style:style>
    <style:style style:name="P5" style:family="paragraph" style:parent-style-name="Standard">
      <style:paragraph-properties fo:line-height="200%" fo:text-align="end" style:justify-single-word="false"/>
      <style:text-properties fo:font-size="14pt" officeooo:rsid="000f0a87" officeooo:paragraph-rsid="000f0a87"/>
    </style:style>
    <style:style style:name="P6" style:family="paragraph" style:parent-style-name="Standard">
      <style:paragraph-properties fo:line-height="200%" fo:text-align="end" style:justify-single-word="false"/>
      <style:text-properties fo:font-size="14pt" officeooo:rsid="001935fa" officeooo:paragraph-rsid="001935fa"/>
    </style:style>
    <style:style style:name="P7" style:family="paragraph" style:parent-style-name="Standard" style:master-page-name="">
      <loext:graphic-properties draw:fill="bitmap" draw:fill-image-name="Parchment_20_Paper" draw:fill-image-width="0in" draw:fill-image-height="0in" style:repeat="repeat" draw:fill-image-ref-point-x="0%" draw:fill-image-ref-point-y="0%" draw:fill-image-ref-point="center" draw:tile-repeat-offset="0% vertical"/>
      <style:paragraph-properties fo:margin-left="0in" fo:margin-right="0in" fo:line-height="200%" fo:text-align="start" style:justify-single-word="false" fo:text-indent="0in" style:auto-text-indent="false" style:page-number="auto">
        <style:tab-stops/>
        <style:background-image xlink:href="Pictures/100000000000020000000200A73B5BE2265E150C.jpg" xlink:type="simple" xlink:actuate="onLoad"/>
      </style:paragraph-properties>
      <style:text-properties fo:font-size="16pt" fo:font-weight="bold" officeooo:rsid="0021a868" officeooo:paragraph-rsid="001edf7f" style:font-weight-asian="bold" style:font-weight-complex="bold"/>
    </style:style>
    <style:style style:name="T1" style:family="text">
      <style:text-properties officeooo:rsid="00137387"/>
    </style:style>
    <style:style style:name="T2" style:family="text">
      <style:text-properties officeooo:rsid="000f0a87"/>
    </style:style>
    <style:style style:name="T3" style:family="text">
      <style:text-properties officeooo:rsid="002417a7"/>
    </style:style>
    <style:style style:name="T4" style:family="text">
      <style:text-properties officeooo:rsid="0025f3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tting Ready.</text:p>
      <text:p text:style-name="P7">I had never used a soldering iron before and thought I understood the concept. I had acquired an old soldering iron years ago and decided to find out if it worked by welding some wires to the DVD motors. It was about this time I realized that I did not have any solder and the soldering iron alone could not get the job done. I realized I would need more supplies like screws, brackets, and solder to fasten everything together. I reviewed all the YouTube videos that build a 3d printer using DVD motors so I could take note of the fastening options. I was nuts and bolts, screws, and glue as a common theme. I decided on a metal frame and nuts and bolts with washers to tighten everything together. With my new plan, I went to my local home improvement store and purchased nuts and bolts, washers, one metal sheet, a bar, and a hack saw.</text:p>
      <text:p text:style-name="P4"><text:span text:style-name="T2">The </text:span><text:span text:style-name="T1">3-D Printing Saga</text:span></text:p>
      <text:p text:style-name="P6"><text:span text:style-name="T3">October</text:span> <text:span text:style-name="T4">22</text:span>, 2022</text:p>
      <text:p text:style-name="P5">Jason Jacobs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rchment_20_Paper" draw:display-name="Parchment Paper" xlink:href="Pictures/100000000000020000000200A73B5BE2265E150C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bitmap" draw:fill-image-name="Parchment_20_Paper" draw:fill-image-width="0in" draw:fill-image-height="0in" style:repeat="repeat" draw:fill-image-ref-point-x="0%" draw:fill-image-ref-point-y="0%" draw:fill-image-ref-point="center" draw:tile-repeat-offset="0% vertical"/>
      <style:paragraph-properties>
        <style:tab-stops/>
        <style:background-image xlink:href="Pictures/100000000000020000000200A73B5BE2265E150C.jpg" xlink:type="simple" xlink:actuate="onLoad"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1:33:18.788833276</meta:creation-date>
    <dc:date>2022-10-12T23:30:36.489419423</dc:date>
    <meta:editing-duration>PT18H42M21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3" meta:paragraph-count="5" meta:word-count="169" meta:character-count="901" meta:non-whitespace-character-count="737"/>
  </office:meta>
</office:document-meta>
</file>